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ff" fo:font-size="13pt" style:text-underline-style="solid" style:text-underline-width="auto" style:text-underline-color="font-color" fo:font-weight="bold" officeooo:rsid="000773ad" officeooo:paragraph-rsid="000773a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fo:font-size="14pt" style:text-underline-style="solid" style:text-underline-width="auto" style:text-underline-color="font-color" fo:font-weight="bold" officeooo:rsid="000773ad" officeooo:paragraph-rsid="000773a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00" fo:font-size="13pt" style:text-underline-style="solid" style:text-underline-width="auto" style:text-underline-color="font-color" fo:font-weight="bold" officeooo:rsid="000773ad" officeooo:paragraph-rsid="000773a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6600" fo:font-size="13pt" style:text-underline-style="solid" style:text-underline-width="auto" style:text-underline-color="font-color" fo:font-weight="bold" officeooo:rsid="000a79d9" officeooo:paragraph-rsid="000a79d9" fo:background-color="transparent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6600" fo:font-size="13pt" style:text-underline-style="solid" style:text-underline-width="auto" style:text-underline-color="font-color" fo:font-weight="bold" officeooo:rsid="000c02d4" officeooo:paragraph-rsid="000c02d4" fo:background-color="transparent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6600" fo:font-size="13pt" style:text-underline-style="solid" style:text-underline-width="auto" style:text-underline-color="font-color" fo:font-weight="bold" officeooo:rsid="00122b2d" officeooo:paragraph-rsid="00122b2d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6600" fo:font-size="13pt" style:text-underline-style="none" fo:font-weight="bold" officeooo:rsid="000773ad" officeooo:paragraph-rsid="000773ad" fo:background-color="#ffff0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6600" style:text-underline-style="solid" style:text-underline-width="auto" style:text-underline-color="font-color" officeooo:rsid="000c02d4" officeooo:paragraph-rsid="000c02d4"/>
    </style:style>
    <style:style style:name="P9" style:family="paragraph" style:parent-style-name="Standard">
      <style:paragraph-properties fo:text-align="start" style:justify-single-word="false"/>
      <style:text-properties fo:color="#006600" style:text-underline-style="solid" style:text-underline-width="auto" style:text-underline-color="font-color" officeooo:rsid="00122b2d" officeooo:paragraph-rsid="00122b2d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773ad" officeooo:paragraph-rsid="000773ad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a79d9" officeooo:paragraph-rsid="000a79d9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a9856" officeooo:paragraph-rsid="000a9856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a9856" officeooo:paragraph-rsid="000c02d4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c02d4" officeooo:paragraph-rsid="000c02d4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a79d9" officeooo:paragraph-rsid="000a79d9" fo:background-color="transparent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none" officeooo:rsid="001004e6" officeooo:paragraph-rsid="001004e6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officeooo:rsid="000773ad" officeooo:paragraph-rsid="000773ad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fo:font-size="13pt" style:text-underline-style="none" fo:font-weight="bold" officeooo:rsid="000a79d9" officeooo:paragraph-rsid="000a79d9" fo:background-color="transparent" style:font-size-asian="13pt" style:font-weight-asian="bold" style:font-size-complex="13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fo:font-size="13pt" style:text-underline-style="none" fo:font-weight="bold" officeooo:rsid="000a9856" officeooo:paragraph-rsid="000a9856" fo:background-color="transparent" style:font-size-asian="13pt" style:font-weight-asian="bold" style:font-size-complex="13pt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color="#000000" fo:font-size="13pt" style:text-underline-style="none" fo:font-weight="bold" officeooo:rsid="000c02d4" officeooo:paragraph-rsid="000c02d4" fo:background-color="transparent" style:font-size-asian="13pt" style:font-weight-asian="bold" style:font-size-complex="13pt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fo:color="#000000" fo:font-size="13pt" style:text-underline-style="none" fo:font-weight="bold" officeooo:rsid="000dd36f" officeooo:paragraph-rsid="000dd36f" fo:background-color="transparent" style:font-size-asian="13pt" style:font-weight-asian="bold" style:font-size-complex="13pt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fo:color="#000000" fo:font-size="13pt" style:text-underline-style="none" fo:font-weight="bold" officeooo:rsid="001004e6" officeooo:paragraph-rsid="001004e6" fo:background-color="transparent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13fa64" officeooo:paragraph-rsid="0013fa64" fo:background-color="transparent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16f02e" officeooo:paragraph-rsid="0016f02e" fo:background-color="transparent" style:font-size-asian="13pt" style:font-weight-asian="bold" style:font-size-complex="13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style:text-underline-style="none" officeooo:rsid="000a9856" officeooo:paragraph-rsid="000a9856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style:text-underline-style="none" officeooo:rsid="000a9856" officeooo:paragraph-rsid="000c02d4"/>
    </style:style>
    <style:style style:name="P27" style:family="paragraph" style:parent-style-name="Standard" style:list-style-name="L6">
      <style:paragraph-properties fo:text-align="start" style:justify-single-word="false"/>
      <style:text-properties fo:color="#000000" style:text-underline-style="none" officeooo:rsid="00122b2d" officeooo:paragraph-rsid="00122b2d"/>
    </style:style>
    <style:style style:name="P28" style:family="paragraph" style:parent-style-name="Standard" style:list-style-name="L6">
      <style:paragraph-properties fo:text-align="start" style:justify-single-word="false"/>
      <style:text-properties fo:color="#000000" style:text-underline-style="none" officeooo:rsid="0013fa64" officeooo:paragraph-rsid="0013fa64"/>
    </style:style>
    <style:style style:name="P29" style:family="paragraph" style:parent-style-name="Standard" style:list-style-name="L7">
      <style:paragraph-properties fo:text-align="start" style:justify-single-word="false"/>
      <style:text-properties fo:color="#000000" style:text-underline-style="none" officeooo:rsid="0016f02e" officeooo:paragraph-rsid="0016f02e"/>
    </style:style>
    <style:style style:name="P30" style:family="paragraph" style:parent-style-name="Standard" style:list-style-name="L2">
      <style:paragraph-properties fo:text-align="start" style:justify-single-word="false"/>
      <style:text-properties fo:color="#cc00cc" fo:font-size="13pt" style:text-underline-style="none" fo:font-weight="bold" officeooo:rsid="000a79d9" officeooo:paragraph-rsid="000a79d9" fo:background-color="transparent" style:font-size-asian="13pt" style:font-weight-asian="bold" style:font-size-complex="13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color="#cc00cc" fo:font-size="13pt" style:text-underline-style="none" fo:font-weight="bold" officeooo:rsid="000a9856" officeooo:paragraph-rsid="000a9856" fo:background-color="transparent" style:font-size-asian="13pt" style:font-weight-asian="bold" style:font-size-complex="13pt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color="#cc00cc" style:text-underline-style="none" officeooo:rsid="000a9856" officeooo:paragraph-rsid="000a9856"/>
    </style:style>
    <style:style style:name="P33" style:family="paragraph" style:parent-style-name="Standard">
      <style:paragraph-properties fo:text-align="start" style:justify-single-word="false"/>
      <style:text-properties fo:color="#006600" fo:font-size="13pt" style:text-underline-style="solid" style:text-underline-width="auto" style:text-underline-color="font-color" fo:font-weight="bold" officeooo:rsid="0016f02e" officeooo:paragraph-rsid="0016f02e" fo:background-color="transparent" style:font-size-asian="13pt" style:font-weight-asian="bold" style:font-size-complex="13pt" style:font-weight-complex="bold"/>
    </style:style>
    <style:style style:name="T1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2" style:family="text">
      <style:text-properties fo:font-size="13pt" style:text-underline-style="none" fo:font-weight="bold" fo:background-color="#ffff00" loext:char-shading-value="0" style:font-size-asian="13pt" style:font-weight-asian="bold" style:font-size-complex="13pt" style:font-weight-complex="bold"/>
    </style:style>
    <style:style style:name="T3" style:family="text">
      <style:text-properties fo:font-size="13pt" style:text-underline-style="none" fo:font-weight="bold" fo:background-color="transparent" loext:char-shading-value="0" style:font-size-asian="13pt" style:font-weight-asian="bold" style:font-size-complex="13pt" style:font-weight-complex="bold"/>
    </style:style>
    <style:style style:name="T4" style:family="text">
      <style:text-properties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c02d4" fo:background-color="transparent" loext:char-shading-value="0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0f78d" fo:background-color="transparent" loext:char-shading-value="0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55900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fo:font-size="13pt" fo:font-weight="bold" fo:background-color="#ffff00" loext:char-shading-value="0" style:font-size-asian="13pt" style:font-weight-asian="bold" style:font-size-complex="13pt" style:font-weight-complex="bold"/>
    </style:style>
    <style:style style:name="T9" style:family="text">
      <style:text-properties fo:font-size="13pt" fo:font-weight="bold" fo:background-color="#ff3333" loext:char-shading-value="0" style:font-size-asian="13pt" style:font-weight-asian="bold" style:font-size-complex="13pt" style:font-weight-complex="bold"/>
    </style:style>
    <style:style style:name="T10" style:family="text">
      <style:text-properties fo:color="#000000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color="#cc00cc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12" style:family="text">
      <style:text-properties fo:color="#cc00cc" fo:font-size="13pt" fo:font-weight="bold" officeooo:rsid="000c02d4" fo:background-color="transparent" loext:char-shading-value="0" style:font-size-asian="13pt" style:font-weight-asian="bold" style:font-size-complex="13pt" style:font-weight-complex="bol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to deploy with GIT, MAVEN, JENKINS and CHEF</text:p>
      <text:p text:style-name="P1"/>
      <text:p text:style-name="P1"/>
      <text:p text:style-name="P3">STEP 1:</text:p>
      <text:p text:style-name="P7"/>
      <text:list xml:id="list6881554324192174115" text:style-name="L1">
        <text:list-item>
          <text:p text:style-name="P17"><text:span text:style-name="T1">Initiallize </text:span><text:span text:style-name="T2">CHEF</text:span><text:span text:style-name="T1"> in one server (centos) with the configuration of 4gb RAM, 25gb ROM and with 2 cpu’s.</text:span></text:p>
        </text:list-item>
        <text:list-item>
          <text:p text:style-name="P17"><text:span text:style-name="T1">Initiallize </text:span><text:span text:style-name="T2">JENKINS</text:span><text:span text:style-name="T3"> in one server (centos) with the configuration of 2gb RAM, 25gb ROM and with 1 cpu’s.</text:span></text:p>
        </text:list-item>
        <text:list-item>
          <text:p text:style-name="P17"><text:span text:style-name="T3">Initiallize </text:span><text:span text:style-name="T2">GIT</text:span><text:span text:style-name="T3"> for the purpose of pushing and commiting source codes and to version control the files.</text:span></text:p>
        </text:list-item>
      </text:list>
      <text:p text:style-name="P10"/>
      <text:p text:style-name="P4">STEP 2:</text:p>
      <text:p text:style-name="P4"/>
      <text:list xml:id="list554751253936463266" text:style-name="L2">
        <text:list-item>
          <text:p text:style-name="P18">In GIT, searched for the example Repo (shopizer) and forked it to my repo.</text:p>
        </text:list-item>
        <text:list-item>
          <text:p text:style-name="P18">Cloned it to my local repo for future purpose</text:p>
        </text:list-item>
        <text:list-item>
          <text:p text:style-name="P30"># git clone repo-url</text:p>
        </text:list-item>
      </text:list>
      <text:p text:style-name="P11"/>
      <text:p text:style-name="P4">STEP 3:</text:p>
      <text:p text:style-name="P15"/>
      <text:list xml:id="list1027498733025304020" text:style-name="L3">
        <text:list-item>
          <text:p text:style-name="P19">In JENKINS, created a new item with the title “ My first task with git and chef with jenkins”.</text:p>
        </text:list-item>
        <text:list-item>
          <text:p text:style-name="P19">It was a free style project and configured with project url of GIT and build with GIT .</text:p>
        </text:list-item>
        <text:list-item>
          <text:p text:style-name="P19">In post build action, Archive the Artifacts were selected and the file to archive is **/*.war .</text:p>
        </text:list-item>
        <text:list-item>
          <text:p text:style-name="P25"><text:span text:style-name="T4">It was applied and saved. And the project were builded and got a success console output with two </text:span><text:span text:style-name="T5">kind</text:span><text:span text:style-name="T4"> of .war artifacts files.</text:span></text:p>
        </text:list-item>
        <text:list-item>
          <text:p text:style-name="P31">admin.war </text:p>
        </text:list-item>
        <text:list-item>
          <text:p text:style-name="P32"><text:span text:style-name="T4">ROOT.war </text:span><text:span text:style-name="T10">.</text:span></text:p>
        </text:list-item>
      </text:list>
      <text:p text:style-name="P12"/>
      <text:p text:style-name="P14">For the purpose of linking with chef I have tried another idea that was,</text:p>
      <text:p text:style-name="P14"/>
      <text:list xml:id="list2411861972520736055" text:style-name="L4">
        <text:list-item>
          <text:p text:style-name="P20">In JENKINS, created a new item in a MAVEN PROJECT.</text:p>
        </text:list-item>
        <text:list-item>
          <text:p text:style-name="P20">Simillarly, build with GIT and run with Maven pom.xml file to get a .jar or .war file. </text:p>
        </text:list-item>
        <text:list-item>
          <text:p text:style-name="P26"><text:span text:style-name="T4">In post build action, Archive the Artifacts were selected and the file to archive is **/</text:span><text:span text:style-name="T5">ROOT</text:span><text:span text:style-name="T4">.war .</text:span></text:p>
        </text:list-item>
        <text:list-item>
          <text:p text:style-name="P26"><text:span text:style-name="T4">It was applied and saved. And the project were builded and got a success console output with </text:span><text:span text:style-name="T12">ROOT</text:span><text:span text:style-name="T11">.war</text:span><text:span text:style-name="T4"> artifacts files. </text:span></text:p>
        </text:list-item>
      </text:list>
      <text:p text:style-name="P13"/>
      <text:p text:style-name="P5">STEP 4:</text:p>
      <text:p text:style-name="P8"/>
      <text:list xml:id="list2426146079683331128" text:style-name="L5">
        <text:list-item>
          <text:p text:style-name="P21">In /etc/hosts, linked all the server’s hostname and the IP addresses.</text:p>
        </text:list-item>
        <text:list-item>
          <text:p text:style-name="P22">Parallelly, I have installed JAVA and all other stuffs taht are needed for this deployment.</text:p>
        </text:list-item>
      </text:list>
      <text:p text:style-name="P16"><text:span text:style-name="T4">TRYING TO GET </text:span><text:span text:style-name="T6">LINKED WITH CHEF .......</text:span></text:p>
      <text:p text:style-name="P9"><text:soft-page-break/><text:span text:style-name="T6">S</text:span><text:span text:style-name="T4">TEP 5:</text:span></text:p>
      <text:p text:style-name="P6"/>
      <text:list xml:id="list9005398562680813271" text:style-name="L6">
        <text:list-item>
          <text:p text:style-name="P27"><text:span text:style-name="T4">Installed </text:span><text:span text:style-name="T8">TOMCAT</text:span><text:span text:style-name="T4"> and created a user in that as “tomcat” and password as “zippyops”. </text:span></text:p>
        </text:list-item>
        <text:list-item>
          <text:p text:style-name="P28"><text:span text:style-name="T4">I had an </text:span><text:span text:style-name="T9">error 404</text:span><text:span text:style-name="T4"> while tried to sign-in in </text:span><text:span text:style-name="T7">manager webapp</text:span><text:span text:style-name="T4">.</text:span></text:p>
        </text:list-item>
      </text:list>
      <text:p text:style-name="P23"/>
      <text:p text:style-name="P33">STEP 6:</text:p>
      <text:p text:style-name="P33"/>
      <text:list xml:id="list7040568292957701836" text:style-name="L7">
        <text:list-item>
          <text:p text:style-name="P29"><text:span text:style-name="T4">Installed </text:span><text:span text:style-name="T8">TOMCAT 7</text:span><text:span text:style-name="T4"> and created user in that as “admin” and password as “password”.</text:span></text:p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46:05.861514472</meta:creation-date>
    <meta:generator>LibreOffice/5.1.6.2$Linux_X86_64 LibreOffice_project/10m0$Build-2</meta:generator>
    <dc:date>2018-10-22T14:15:00.696833959</dc:date>
    <meta:editing-duration>PT1H55M54S</meta:editing-duration>
    <meta:editing-cycles>8</meta:editing-cycles>
    <meta:document-statistic meta:table-count="0" meta:image-count="0" meta:object-count="0" meta:page-count="2" meta:paragraph-count="30" meta:word-count="353" meta:character-count="1833" meta:non-whitespace-character-count="1527"/>
  </office:meta>
</office:document-meta>
</file>